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arts list</text:p>
      <text:p text:style-name="Standard">qty 4 KD20C10AX Kyotto Solid State Relay</text:p>
      <text:p text:style-name="Standard">qty 2 P-8662-ROHS Style A Goldsun Electronics Co. 24 VAC center tapped transformers</text:p>
      <text:p text:style-name="Standard">qty 1 RS-15-4 Mean Well 5 VDC 3 Amp switching power supply (terminal end near Rich Bay)</text:p>
      <text:p text:style-name="Standard">qty 1 Arduino Mega 2560 Micro controller (5 VDC connector and usb connectors must face rear)</text:p>
      <text:p text:style-name="Standard">qty 4 10PA018 Mountain Switch Momentary push button</text:p>
      <text:p text:style-name="Standard">qty 1 DB-25 F <text:a xlink:type="simple" xlink:href="http://www.interfacebus.com/Connector_D-Sub_Mechanical_Dimensions.html" text:style-name="Internet_20_link" text:visited-style-name="Visited_20_Internet_20_Link">http://www.interfacebus.com/Connector_D-Sub_Mechanical_Dimensions.html</text:a></text:p>
      <text:p text:style-name="Standard">qty 1 DB-9M source same as above</text:p>
      <text:p text:style-name="Standard">qty 1 Rich Bay 3014S Switch/Fuse Holder\AC plug combo</text:p>
      <text:p text:style-name="Standard">qty 1 MOP-AL162A-BYFY-25E-3IN 1Matrix Orbital Parallel display</text:p>
      <text:p text:style-name="Standard">qty 1 EHRJ45P Switchcraft CAT6 panel mount connector</text:p>
      <text:p text:style-name="Standard">qty 1 Arduino Ethernet Shield (stacks on top of Arduino Mega 2560</text:p>
      <text:p text:style-name="Standard">qty 2 5 position terminal lug strip Digikey 36-817-ND (can be mounted on same machine screw</text:p>
      <text:p text:style-name="Standard"><text:s text:c="12"/>that mounts the transformer)</text:p>
      <text:p text:style-name="Standard">qty 4 feet (1 on each corner)</text:p>
      <text:p text:style-name="Standard">qty 1 LVB tracker PCB board. Footprint will be attached as a separate file. The footprint of this</text:p>
      <text:p text:style-name="Standard"><text:s text:c="10"/>board should be over the top of the footprint of the Ardnuio so I have the option of </text:p>
      <text:p text:style-name="Standard"><text:s text:c="10"/>installing either the Arduino or the LVB tracker. The Arduino and the LVB tracker will</text:p>
      <text:p text:style-name="Standard"><text:s text:c="10"/>never be installed at the same time. It will be either one or the other.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MH RMH</meta:initial-creator>
    <meta:creation-date>2018-11-25T11:44:10.42</meta:creation-date>
    <dc:date>2018-11-26T10:15:40.67</dc:date>
    <dc:creator>RMH RMH</dc:creator>
    <meta:editing-duration>PT56M37S</meta:editing-duration>
    <meta:editing-cycles>4</meta:editing-cycles>
    <meta:generator>OpenOffice/4.1.5$Win32 OpenOffice.org_project/415m1$Build-9789</meta:generator>
    <meta:printed-by>RMH RMH</meta:printed-by>
    <meta:print-date>2018-11-25T13:05:07.52</meta:print-date>
    <meta:document-statistic meta:table-count="0" meta:image-count="0" meta:object-count="0" meta:page-count="1" meta:paragraph-count="19" meta:word-count="204" meta:character-count="1241"/>
  </office:meta>
</office:document-meta>
</file>